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/>
    </style:style>
    <style:style style:name="P2" style:parent-style-name="Normal" style:family="paragraph">
      <style:paragraph-properties fo:text-align="justify"/>
    </style:style>
    <style:style style:name="P3" style:parent-style-name="Normal" style:family="paragraph">
      <style:paragraph-properties fo:text-align="justify"/>
      <style:text-properties fo:font-weight="bold" style:font-weight-asian="bold"/>
    </style:style>
    <style:style style:name="P4" style:parent-style-name="Normal" style:family="paragraph">
      <style:paragraph-properties fo:text-align="justify"/>
    </style:style>
    <style:style style:name="P5" style:parent-style-name="Normal" style:family="paragraph">
      <style:paragraph-properties fo:text-align="justify"/>
      <style:text-properties fo:font-weight="bold" style:font-weight-asian="bold"/>
    </style:style>
    <style:style style:name="P6" style:parent-style-name="Normal" style:family="paragraph">
      <style:paragraph-properties fo:text-align="justify"/>
    </style:style>
    <style:style style:name="P7" style:parent-style-name="Normal" style:family="paragraph">
      <style:paragraph-properties fo:text-align="justify"/>
      <style:text-properties fo:font-weight="bold" style:font-weight-asian="bold"/>
    </style:style>
    <style:style style:name="P8" style:parent-style-name="Normal" style:family="paragraph">
      <style:paragraph-properties fo:text-align="justify"/>
    </style:style>
    <style:style style:name="P9" style:parent-style-name="Normal" style:family="paragraph">
      <style:paragraph-properties fo:text-align="justify"/>
      <style:text-properties fo:font-weight="bold" style:font-weight-asian="bold"/>
    </style:style>
    <style:style style:name="P10" style:parent-style-name="Normal" style:family="paragraph">
      <style:paragraph-properties fo:text-align="justify"/>
    </style:style>
    <style:style style:name="P11" style:parent-style-name="Normal" style:family="paragraph">
      <style:paragraph-properties fo:text-align="justify"/>
      <style:text-properties fo:font-weight="bold" style:font-weight-asian="bold"/>
    </style:style>
    <style:style style:name="P12" style:parent-style-name="Normal" style:family="paragraph">
      <style:paragraph-properties fo:text-align="justify"/>
    </style:style>
    <style:style style:name="P13" style:parent-style-name="Normal" style:family="paragraph">
      <style:paragraph-properties fo:text-align="justify"/>
      <style:text-properties fo:font-weight="bold" style:font-weight-asian="bold"/>
    </style:style>
    <style:style style:name="P14" style:parent-style-name="Normal" style:family="paragraph">
      <style:paragraph-properties fo:text-align="justify"/>
    </style:style>
    <style:style style:name="P15" style:parent-style-name="Normal" style:family="paragraph">
      <style:paragraph-properties fo:text-align="justify"/>
    </style:style>
    <style:style style:name="P16" style:parent-style-name="Normal" style:family="paragraph">
      <style:paragraph-properties fo:text-align="justify"/>
    </style:style>
    <style:style style:name="P17" style:parent-style-name="Normal" style:family="paragraph">
      <style:paragraph-properties fo:text-align="justify"/>
      <style:text-properties fo:font-weight="bold" style:font-weight-asian="bold"/>
    </style:style>
    <style:style style:name="P18" style:parent-style-name="Normal" style:family="paragraph">
      <style:paragraph-properties fo:text-align="justify"/>
    </style:style>
    <style:style style:name="P19" style:parent-style-name="Normal" style:family="paragraph">
      <style:paragraph-properties fo:text-align="justify"/>
      <style:text-properties fo:font-weight="bold" style:font-weight-asian="bold"/>
    </style:style>
    <style:style style:name="P20" style:parent-style-name="Normal" style:family="paragraph">
      <style:paragraph-properties fo:text-align="justify"/>
    </style:style>
    <style:style style:name="P21" style:parent-style-name="Normal" style:family="paragraph">
      <style:paragraph-properties fo:text-align="justify"/>
      <style:text-properties fo:font-weight="bold" style:font-weight-asian="bold"/>
    </style:style>
    <style:style style:name="P22" style:parent-style-name="Normal" style:family="paragraph">
      <style:paragraph-properties fo:text-align="justify"/>
    </style:style>
    <style:style style:name="P23" style:parent-style-name="Normal" style:family="paragraph">
      <style:paragraph-properties fo:text-align="justify"/>
      <style:text-properties fo:font-weight="bold" style:font-weight-asian="bold"/>
    </style:style>
    <style:style style:name="P24" style:parent-style-name="Normal" style:family="paragraph">
      <style:paragraph-properties fo:text-align="justify"/>
    </style:style>
    <style:style style:name="P25" style:parent-style-name="Normal" style:family="paragraph">
      <style:paragraph-properties fo:text-align="justify"/>
    </style:style>
    <style:style style:name="P26" style:parent-style-name="Normal" style:family="paragraph">
      <style:paragraph-properties fo:text-align="justify"/>
    </style:style>
    <style:style style:name="P27" style:parent-style-name="Normal" style:family="paragraph">
      <style:paragraph-properties fo:text-align="justify"/>
    </style:style>
  </office:automatic-styles>
  <office:body>
    <office:text text:use-soft-page-breaks="true">
      <text:p text:style-name="P1">*Quem vai utilizar o sistema? (perguntas 1, 2, 5,<text:s/>11,<text:s/>15,<text:s/>16<text:s/>e 17<text:s/>do questionário)</text:p>
      <text:p text:style-name="P2"><text:tab/>Pessoas que frequentam festivais de verão; com idades entre os 18 e 60 (maioritariamente jovens dos 18 aos 25);<text:s/>vão a<text:s/>festivais por<text:s/>causa da música e para ver artistas de que gostam;<text:s/>acompanhados por amigos ou pelo seu companheiro(a);<text:s/>sabem usar dispositivos modernos (embora não estejam familiarizados com smartwatches) e têm vários anos de experiência com eles;<text:s/>usam estes dispositivos maioritariamente para trabalho, comunicação e consultar as redes sociais.</text:p>
      <text:p text:style-name="P3">*Que tarefas executam atualmente? (perguntas<text:s/>7, 8, 9, 10, 12, 13 e 14 do questionário)</text:p>
      <text:p text:style-name="P4"><text:tab/>No contexto dos festivais:<text:s/>orientar-se no recinto; encontrar pessoas conhecidas; comunicar com pessoas; recolher informação; realizar pagamentos; vigiar pertences; deslocar-se para o recinto; encontrar locais onde adquirir ou confecionar comida e onde a consumir; encontrar local para pernoita.<text:s/></text:p>
      <text:p text:style-name="P5">*Que tarefas são desejáveis? (perguntas<text:s/>22<text:s/>e 23<text:s/>do questionário)</text:p>
      <text:p text:style-name="P6"><text:tab/>As tarefas desejáveis, por ordem de relevância para os utilizadores, são: <text:s/>pedido de socorro em caso de emergência;<text:s/>acesso a horários; localização de locais com GPS; localização de conhecidos; acesso a horários de transportes públicos na zona; monitorização da lotação de espaços; medição de níveis biométricos; acesso a playlists dos artistas; encomendar bebidas/comida; reserva de cacifos; lanterna; mostrar pontos de interesse nas proximidades; informação sobre os artistas.</text:p>
      <text:p text:style-name="P7">*Como se aprendem as tarefas?<text:s/>(pergunta 19 do questionário)</text:p>
      <text:p text:style-name="P8"><text:tab/>Os utilizadores aprenderiam a usar o iRave com base na experiência com outros dispositivos, explorando o sistema e perguntando a amigos e familiares. Para usar o iRave apenas é preciso saber ler.</text:p>
      <text:p text:style-name="P9">*Onde são desempenhadas as tarefas? (pergunta 4 do questionário)</text:p>
      <text:p text:style-name="P10"><text:tab/>Duma análise aos principais festivais que os utilizadores frequentam podemos distinguir dois ambientes: o ambiente urbano com melhores acessos e mais recursos na área evolvente, estes são festivais sem áreas de campismo; e o ambiente rural que<text:s/>costuma ter áreas de campismo e mais atividades durante o dia, é por isso um ambiente normalmente empoeirado<text:s/>e no qual a água é uma constante (por causa das piscinas e praias). No entanto, ambos são ambientes ruidosos e com alta densidade de pessoas. Nos concertos há luzes fortes e contrastantes.<text:s/></text:p>
      <text:p text:style-name="P11">*Qual a relação entre o utilizador e a informação? (perguntas<text:s/>13, 14 e<text:s/>21<text:s/>do questionário)</text:p>
      <text:p text:style-name="P12"><text:tab/>Os utilizadores têm alguma facilidade em encontrar a informação de que precisam durante o festival, recorrendo ao website do evento, às redes sociais, ou a alguém que já a saiba (Staff e acompanhantes). Para o melhor funcionamento do iRave, os utilizadores estariam dispostos a partilhar a sua localização, o seu número de telemóvel e contactos de emergência.</text:p>
      <text:p text:style-name="P13">*Que outros instrumentos tem o utilizador? (pergunta 18 do questionário)</text:p>
      <text:p text:style-name="P14"><text:tab/>Os utilizadores costumam levar apenas o smartphone para os festivais.</text:p>
      <text:p text:style-name="P15"/>
      <text:p text:style-name="P16"/>
      <text:soft-page-break/>
      <text:p text:style-name="P17">*Como comunicam os utilizadores entre si? (pergunta 12 do questionário)</text:p>
      <text:p text:style-name="P18"><text:tab/>No festival, os utilizadores comunicam maioritariamente por mensagens de texto (SMS, Messenger, etc.), embora também o façam com chamadas telefónicas ou através das redes sociais.</text:p>
      <text:p text:style-name="P19">*Qual a frequência de desempenho das tarefas? (pergunta 3 do questionário)</text:p>
      <text:p text:style-name="P20"><text:tab/>A maioria dos utilizadores costuma atender a um festival por ano, em média.</text:p>
      <text:p text:style-name="P21">*Quais as restrições de tempo? (pergunta 6 do questionário)</text:p>
      <text:p text:style-name="P22"><text:tab/>Para a realização das tarefas, a única restrição temporal reside no facto de os utilizadores estarem no festival para se divertirem e as tarefas são apenas acessórias, portanto, os utilizadores querem realizá-las o mais rapidamente possível, o que não acontece atualmente com as seguintes tarefas: entrada e saída do recinto; acesso a palcos; acesso a casas de banho e balneários; esperar por comida e lugar nas áreas de restauração.</text:p>
      <text:p text:style-name="P23">*O que acontece se algo correr mal? (pergunta 20 do questionário)</text:p>
      <text:p text:style-name="P24"><text:tab/>Deparados com alguma dificuldade com dispositivos tecnológicos, os utilizadores tendem a tentar resolver o problema sozinhos ou a falar com alguém que já tenha tido o mesmo problema, ocasionalmente procuram ajuda técnica.<text:s/></text:p>
      <text:p text:style-name="P25"/>
      <text:p text:style-name="P26"><text:tab/></text:p>
      <text:p text:style-name="P27"><text:tab/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style:font-name-asian="Calibri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asco Silva</meta:initial-creator>
    <dc:creator>Vasco Silva</dc:creator>
    <meta:creation-date>2018-03-12T11:10:00Z</meta:creation-date>
    <dc:date>2018-03-12T11:10:00Z</dc:date>
    <meta:template xlink:href="Normal" xlink:type="simple"/>
    <meta:editing-cycles>2</meta:editing-cycles>
    <meta:editing-duration>PT120S</meta:editing-duration>
    <meta:document-statistic meta:page-count="2" meta:paragraph-count="8" meta:word-count="645" meta:character-count="4126" meta:row-count="29" meta:non-whitespace-character-count="3489"/>
  </office:meta>
</office:document-meta>
</file>